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fore leaving, I took the following things from my donkey: my roll of rope and grappling hook, one torch, flint and steel, two sacks, and my normal spear (walking stick and defence). I used my torch later in the day, once it got dark near the top of the mountain.</text:p>
      <text:p text:style-name="Standard"/>
      <text:p text:style-name="Standard">After I finish my meal, I chill out for a while before heading back to the goat town to find a place to sleep for the night. The adjenda for the morrow is this: go back to town, get bandages changed at the apothecary's shop, while away the rest of the day at The White Hart, get to sleep early. The next day I'll wake up early and head back to Era along the path we came from, assuming that Ciel is all ready to go.</text:p>
      <text:p text:style-name="Standard"/>
      <text:p text:style-name="Standard"/>
      <text:p text:style-name="Standard"/>
      <text:p text:style-name="Standard">You find an old goat herder named Tummel who is willing to give you a bed for the night, as his daughter is traveling and her bed is free. </text:p>
      <text:p text:style-name="Standard"/>
      <text:p text:style-name="Standard">25/5/412</text:p>
      <text:p text:style-name="Standard"/>
      <text:p text:style-name="Standard">You wake up the next morn and head back down the path towards The Pyre. You reach the back gate by <text:s/>two hours past midday, and enter the bustle of the city. You make your way to the apothecary, along the way pass Ciel, heading the way you came to the stablemaster. You discuss your plans for the day and agree to leave early the next morning.</text:p>
      <text:p text:style-name="Standard">You find the old apothecary slowly mixing a salve in his shop. You get your bandages changed, and the old man gives you supplies for another change, and instructs you to change the bandages again in five day's time.</text:p>
      <text:p text:style-name="Standard">You go back to the White Hart, and see a group of tieflings, red skinned, horned, and white haired, sitting at a table. Their clothes are worn from travel, one, long and gaunt of face, wears a hauberk bearing the fiery rose of house Leir. You flip the innkeep his silver piece for the day, narrowly missing his stew. You take a seat at a corner table and look around.</text:p>
      <text:p text:style-name="Standard">A bard kneeling on a table harps a tune; a group of dwarves sit at the bar, drinking and laughing; men shout at a dice table as coppers exchange hands, a dark haired woman with bright blue eyes leans back in her chair and admires the pile of coppers infront of her as the men grow steadily angrier. A man with skin as white as snow and hair to match scribes magical runes onto a scroll, the letters glowing in the dim inn; a young page gives a letter to a burly man, the man handing him a copper for his work; a young woman with glasses far to big for her and a tangled mess of red hair sits against the far wall, reading a huge tome with a strange symbol on the leather cover. Do you talk with any of them?</text:p>
      <text:p text:style-name="Standard"/>
      <text:p text:style-name="Standard">You walk up the stairs and fall into your bed, drifting off to sleep.</text:p>
      <text:p text:style-name="Standard"/>
      <text:p text:style-name="Standard">&lt;Meta&gt;</text:p>
      <text:p text:style-name="Standard"/>
      <text:p text:style-name="Standard">I will send the next part after you choose to talk, or not talk, to any of the patrons.</text:p>
      <text:p text:style-name="Standard"/>
      <text:p text:style-name="Standard">&lt;/Me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27T08:04:06.29</meta:creation-date>
    <meta:document-statistic meta:table-count="0" meta:image-count="0" meta:object-count="0" meta:page-count="1" meta:paragraph-count="12" meta:word-count="520" meta:character-count="2626"/>
    <dc:date>2015-07-27T09:01:58.97</dc:date>
    <dc:creator>Nolan Roth</dc:creator>
    <meta:editing-duration>PT9M52S</meta:editing-duration>
    <meta:editing-cycles>1</meta:editing-cycles>
    <meta:generator>OpenOffice/4.1.1$Win32 OpenOffice.org_project/411m6$Build-9775</meta:generator>
  </office:meta>
</office:document-meta>
</file>